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31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Sans" style:font-name-asian="WenQuanYi Micro Hei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somati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somation 2,5V</text:p>
          </table:table-cell>
          <table:table-cell table:style-name="ce2" office:value-type="string" calcext:value-type="string">
            <text:p>Consomation 1,4V</text:p>
          </table:table-cell>
        </table:table-row>
        <table:table-row table:style-name="ro1">
          <table:table-cell office:value-type="string" calcext:value-type="string">
            <text:p>courant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formula="of:=([.B2]*[.B3]+[.C2]*[.C3])/[.B3]" office:value-type="float" office:value="0.433333333333333" calcext:value-type="float">
            <text:p>0,433333333333333</text:p>
          </table:table-cell>
          <table:table-cell table:formula="of:=[.D2]/1.4*2.5*1.1" office:value-type="float" office:value="0.851190476190476" calcext:value-type="float">
            <text:p>0,85119047619047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4*60" office:value-type="float" office:value="240" calcext:value-type="float">
            <text:p>240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pacite R14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[.B5]/[.E2]/24" office:value-type="float" office:value="391.608391608391" calcext:value-type="float">
            <text:p>391,60839160839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interrupteur</text:p>
          </table:table-cell>
          <table:table-cell office:value-type="string" calcext:value-type="string">
            <text:p>chambre 1</text:p>
          </table:table-cell>
          <table:table-cell office:value-type="string" calcext:value-type="string">
            <text:p>chambre 2</text:p>
          </table:table-cell>
          <table:table-cell office:value-type="string" calcext:value-type="string">
            <text:p>chambre 3</text:p>
          </table:table-cell>
          <table:table-cell office:value-type="string" calcext:value-type="string">
            <text:p>chambre 4</text:p>
          </table:table-cell>
        </table:table-row>
        <table:table-row table:style-name="ro1">
          <table:table-cell table:style-name="ce1" office:value-type="string" calcext:value-type="string">
            <text:p>4/40/2017</text:p>
          </table:table-cell>
          <table:table-cell table:number-columns-repeated="4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3"/>
        </table:table-row>
        <table:table-row table:style-name="ro1"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3:18:53.105207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3:18:18.671143642</meta:creation-date>
    <dc:date>2017-10-04T02:48:40.617620468</dc:date>
    <meta:editing-duration>P7DT16H48M9S</meta:editing-duration>
    <meta:editing-cycles>8</meta:editing-cycles>
    <meta:generator>LibreOffice/5.2.7.2$Linux_X86_64 LibreOffice_project/20m0$Build-2</meta:generator>
    <meta:document-statistic meta:table-count="1" meta:cell-count="26" meta:object-count="0"/>
  </office:meta>
</office:document-meta>
</file>